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5582" officeooo:paragraph-rsid="00115582"/>
    </style:style>
    <style:style style:name="P2" style:family="paragraph" style:parent-style-name="Standard">
      <style:text-properties officeooo:rsid="00115582" officeooo:paragraph-rsid="00115582"/>
    </style:style>
    <style:style style:name="P3" style:family="paragraph" style:parent-style-name="Standard">
      <style:text-properties officeooo:rsid="00144d9d" officeooo:paragraph-rsid="00144d9d"/>
    </style:style>
    <style:style style:name="P4" style:family="paragraph" style:parent-style-name="Standard">
      <style:text-properties officeooo:rsid="001727be" officeooo:paragraph-rsid="001727be"/>
    </style:style>
    <style:style style:name="T1" style:family="text">
      <style:text-properties officeooo:rsid="00144d9d"/>
    </style:style>
    <style:style style:name="T2" style:family="text">
      <style:text-properties officeooo:rsid="001604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g 1 <text:s/><text:span text:style-name="T1">4</text:span>julli</text:p>
      <text:p text:style-name="P3">vandaag had ik de files gekregen en ben ik begonnen met het kijken wat de opdracht in hield en wat ik hier moest doen en begon een planning te maken voor <text:s/>me zelf wat ik wouw maken.</text:p>
      <text:p text:style-name="P3"/>
      <text:p text:style-name="P1">dag 2 <text:span text:style-name="T1">7</text:span> jullie</text:p>
      <text:p text:style-name="P3">vandaag was ik begonnen met het game iedee en het schetsen van wat ik er presies mee zou willen doen. Hier heb ik alles gemaakt dat ik moest doen om uberhaud de game te kunnen makken. En heb ik een begin kunnen maken met de datwerkelijke game.</text:p>
      <text:p text:style-name="P1"/>
      <text:p text:style-name="P3">dag 3 8 juli</text:p>
      <text:p text:style-name="P3">dag 3 heb ik gecodeerd en gecodeerd, ik beb deze dag vrij wel alles goed inelkaar gezet <text:span text:style-name="T2">vandaag. Ik heb voor het eerst echt gewerkt met unity. Vrij wel alle game macanics zijn vandaag gemaakt. En ook de ui is hier gemaakt</text:span></text:p>
      <text:p text:style-name="P3"/>
      <text:p text:style-name="P3">dag 4 9 julli</text:p>
      <text:p text:style-name="P4">vandaag ben ik erg vroeg op gestaan om de win lose screen goed werkend te krijgen en ook de reset button daar in heb ik er in gezet. Vandaag is de dag dat het gecontroleerd gaat worde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document-statistic meta:table-count="0" meta:image-count="0" meta:object-count="0" meta:page-count="1" meta:paragraph-count="8" meta:word-count="178" meta:character-count="882" meta:non-whitespace-character-count="709"/>
  </office:meta>
</office:document-meta>
</file>